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13.705cm"/>
    </style:style>
    <style:style style:name="Tabla1.C" style:family="table-column">
      <style:table-column-properties style:column-width="10.509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none" fo:border-bottom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95f0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5f0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5f0f" style:font-weight-asian="bold" style:font-weight-complex="bold"/>
    </style:style>
    <style:style style:name="T5" style:family="text">
      <style:text-properties fo:font-weight="bold" officeooo:rsid="000aee53" style:font-weight-asian="bold" style:font-weight-complex="bold"/>
    </style:style>
    <style:style style:name="T6" style:family="text">
      <style:text-properties officeooo:rsid="00195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4.</text:span><text:span text:style-name="T6"> </text:span><text:span text:style-name="T4">List of genes that has been identified </text:span><text:span text:style-name="T5">as rhythmic by RAIN package only under </text:span><text:span text:style-name="T4">S</text:span><text:span text:style-name="T5">D, losing their rhythmicity under both free-running codition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A1" office:value-type="string">
            <text:p text:style-name="P2"><text:span text:style-name="T2">A</text:span><text:span text:style-name="T1">nnotatio</text:span><text:span text:style-name="T2">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A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A2" office:value-type="string">
            <text:p text:style-name="P2"><text:s/>Inositol 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6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A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A2" office:value-type="string">
            <text:p text:style-name="P2"><text:s/>Acyl-CoA dehydrogenase/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70</text:p>
          </table:table-cell>
          <table:table-cell table:style-name="Tabla1.A2" office:value-type="string">
            <text:p text:style-name="P2"><text:s/>Mitochondrial pyruva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A2" office:value-type="string">
            <text:p text:style-name="P2"><text:s/>Signal recognition particle, SRP19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80</text:p>
          </table:table-cell>
          <table:table-cell table:style-name="Tabla1.A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A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70</text:p>
          </table:table-cell>
          <table:table-cell table:style-name="Tabla1.A2" office:value-type="string">
            <text:p text:style-name="P2"><text:s/>Transmembrane protein 18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70</text:p>
          </table:table-cell>
          <table:table-cell table:style-name="Tabla1.A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A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A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A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A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40</text:p>
          </table:table-cell>
          <table:table-cell table:style-name="Tabla1.A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A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90</text:p>
          </table:table-cell>
          <table:table-cell table:style-name="Tabla1.A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A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70</text:p>
          </table:table-cell>
          <table:table-cell table:style-name="Tabla1.A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90</text:p>
          </table:table-cell>
          <table:table-cell table:style-name="Tabla1.A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A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A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A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A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A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A2" office:value-type="string">
            <text:p text:style-name="P2"><text:s/>Sec-independent protein translocase protein TatA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A2" office:value-type="string">
            <text:p text:style-name="P2"><text:s/>Tocophero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80</text:p>
          </table:table-cell>
          <table:table-cell table:style-name="Tabla1.A2" office:value-type="string">
            <text:p text:style-name="P2"><text:s/>Chromosome segregation protein S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A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A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A2" office:value-type="string">
            <text:p text:style-name="P2"><text:s/>Ketopantoate reductase ApbA/Pan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A2" office:value-type="string">
            <text:p text:style-name="P2"><text:s/>Sushi/SCR/CC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6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A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A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00</text:p>
          </table:table-cell>
          <table:table-cell table:style-name="Tabla1.A2" office:value-type="string">
            <text:p text:style-name="P2"><text:s/>Ribosomal protein S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A2" office:value-type="string">
            <text:p text:style-name="P2"><text:s/>Aspartate-semialdehyd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A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A2" office:value-type="string">
            <text:p text:style-name="P2"><text:s/>Protein of unknown function DUF2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A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A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A2" office:value-type="string">
            <text:p text:style-name="P2"><text:s/>E3 UFM1-protein lig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A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A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A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A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3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A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A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A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A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A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A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A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5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80</text:p>
          </table:table-cell>
          <table:table-cell table:style-name="Tabla1.A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A2" office:value-type="string">
            <text:p text:style-name="P2"><text:s/>Homeo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5</text:p>
          </table:table-cell>
          <table:table-cell table:style-name="Tabla1.A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A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A2" office:value-type="string">
            <text:p text:style-name="P2"><text:s/>Glutamyl-tRNA synthetase, class Ib, archaeal/eukaryotic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A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70</text:p>
          </table:table-cell>
          <table:table-cell table:style-name="Tabla1.A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20</text:p>
          </table:table-cell>
          <table:table-cell table:style-name="Tabla1.A2" office:value-type="string">
            <text:p text:style-name="P2"><text:s/>Protein of unknown function DUF37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A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A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A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A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A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90</text:p>
          </table:table-cell>
          <table:table-cell table:style-name="Tabla1.A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A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A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30</text:p>
          </table:table-cell>
          <table:table-cell table:style-name="Tabla1.A2" office:value-type="string">
            <text:p text:style-name="P2"><text:s/>Carbonic an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A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A2" office:value-type="string">
            <text:p text:style-name="P2"><text:s/>Anamor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A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40</text:p>
          </table:table-cell>
          <table:table-cell table:style-name="Tabla1.A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A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A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A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30</text:p>
          </table:table-cell>
          <table:table-cell table:style-name="Tabla1.A2" office:value-type="string">
            <text:p text:style-name="P2"><text:s/>RecF/RecN/SMC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A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20</text:p>
          </table:table-cell>
          <table:table-cell table:style-name="Tabla1.A2" office:value-type="string">
            <text:p text:style-name="P2"><text:s/>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50</text:p>
          </table:table-cell>
          <table:table-cell table:style-name="Tabla1.A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A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A2" office:value-type="string">
            <text:p text:style-name="P2"><text:s/>Glycosyltransferase AER61, uncharacteris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93</text:p>
          </table:table-cell>
          <table:table-cell table:style-name="Tabla1.A2" office:value-type="string">
            <text:p text:style-name="P2"><text:s/>Transcription factor IIA,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60</text:p>
          </table:table-cell>
          <table:table-cell table:style-name="Tabla1.A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180</text:p>
          </table:table-cell>
          <table:table-cell table:style-name="Tabla1.A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10</text:p>
          </table:table-cell>
          <table:table-cell table:style-name="Tabla1.A2" office:value-type="string">
            <text:p text:style-name="P2"><text:s/>RINT-1/TI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A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40</text:p>
          </table:table-cell>
          <table:table-cell table:style-name="Tabla1.A2" office:value-type="string">
            <text:p text:style-name="P2"><text:s/>Glycerol-3-phosphate O-acyltransferase, chloroplas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A2" office:value-type="string">
            <text:p text:style-name="P2"><text:s/>Clp protease proteolytic subunit /Translocation-enhancing protein TepA n/a <text:s/>Clp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A2" office:value-type="string">
            <text:p text:style-name="P2"><text:s/>Translation initiation factor I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A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A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90</text:p>
          </table:table-cell>
          <table:table-cell table:style-name="Tabla1.A2" office:value-type="string">
            <text:p text:style-name="P2"><text:s/>Ribosomal protein L3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A2" office:value-type="string">
            <text:p text:style-name="P2"><text:s/>Glutamyl-tRNAGln amidotransferase A subunit n/a <text:s/>Glutamyl-tRNAGln amido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A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A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A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A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A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80</text:p>
          </table:table-cell>
          <table:table-cell table:style-name="Tabla1.A2" office:value-type="string">
            <text:p text:style-name="P2"><text:s/>RNA polymerase archaeal subunit P/eukaryotic subunit RPC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A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A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A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A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A2" office:value-type="string">
            <text:p text:style-name="P2"><text:s/>Integras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30</text:p>
          </table:table-cell>
          <table:table-cell table:style-name="Tabla1.A2" office:value-type="string">
            <text:p text:style-name="P2"><text:s/>Deoxynucleosid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A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A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A2" office:value-type="string">
            <text:p text:style-name="P2"><text:s/>Ribosomal protein S2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A2" office:value-type="string">
            <text:p text:style-name="P2"><text:s/>Nicotinamide N-methyltransferase-like n/a <text:s/>Nicotinamide N-methyltransferase-lik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A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80</text:p>
          </table:table-cell>
          <table:table-cell table:style-name="Tabla1.A2" office:value-type="string">
            <text:p text:style-name="P2"><text:s/>M-phase inducer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A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3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60</text:p>
          </table:table-cell>
          <table:table-cell table:style-name="Tabla1.A2" office:value-type="string">
            <text:p text:style-name="P2"><text:s/>Ribosomal S1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A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5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20</text:p>
          </table:table-cell>
          <table:table-cell table:style-name="Tabla1.A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A2" office:value-type="string">
            <text:p text:style-name="P2"><text:s/>DNA-binding TFAR19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A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A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00</text:p>
          </table:table-cell>
          <table:table-cell table:style-name="Tabla1.A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A2" office:value-type="string">
            <text:p text:style-name="P2"><text:s/>Myosin tail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A2" office:value-type="string">
            <text:p text:style-name="P2"><text:s/>Diaminopimelate epimer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0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A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A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A2" office:value-type="string">
            <text:p text:style-name="P2"><text:s/>Polyketide synthase/Fatty acid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A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A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A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A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60</text:p>
          </table:table-cell>
          <table:table-cell table:style-name="Tabla1.A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6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10</text:p>
          </table:table-cell>
          <table:table-cell table:style-name="Tabla1.A2" office:value-type="string">
            <text:p text:style-name="P2"><text:s/>Peroxisome assembly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A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50</text:p>
          </table:table-cell>
          <table:table-cell table:style-name="Tabla1.A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A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A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A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A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A2" office:value-type="string">
            <text:p text:style-name="P2"><text:s/>Fumarylacetoacet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A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A2" office:value-type="string">
            <text:p text:style-name="P2"><text:s/>Peptide defor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40</text:p>
          </table:table-cell>
          <table:table-cell table:style-name="Tabla1.A2" office:value-type="string">
            <text:p text:style-name="P2"><text:s/>Structure-specific recogni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A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70</text:p>
          </table:table-cell>
          <table:table-cell table:style-name="Tabla1.A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A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A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A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8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60</text:p>
          </table:table-cell>
          <table:table-cell table:style-name="Tabla1.A2" office:value-type="string">
            <text:p text:style-name="P2"><text:s/>Janus/Ocn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A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A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A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A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A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00</text:p>
          </table:table-cell>
          <table:table-cell table:style-name="Tabla1.A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A2" office:value-type="string">
            <text:p text:style-name="P2"><text:s/>Ribosomal protein S10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A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A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90</text:p>
          </table:table-cell>
          <table:table-cell table:style-name="Tabla1.A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A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A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20</text:p>
          </table:table-cell>
          <table:table-cell table:style-name="Tabla1.A2" office:value-type="string">
            <text:p text:style-name="P2"><text:s/>hypothetical protein n/a <text:s/>unnamed product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70</text:p>
          </table:table-cell>
          <table:table-cell table:style-name="Tabla1.A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A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A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A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A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0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2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30</text:p>
          </table:table-cell>
          <table:table-cell table:style-name="Tabla1.A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A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A2" office:value-type="string">
            <text:p text:style-name="P2"><text:s/>tRNAIle-lysidine/2-thiocyt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A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A2" office:value-type="string">
            <text:p text:style-name="P2"><text:s/>Reduced growth phenotype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A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A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A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A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30</text:p>
          </table:table-cell>
          <table:table-cell table:style-name="Tabla1.A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80</text:p>
          </table:table-cell>
          <table:table-cell table:style-name="Tabla1.A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90</text:p>
          </table:table-cell>
          <table:table-cell table:style-name="Tabla1.A2" office:value-type="string">
            <text:p text:style-name="P2"><text:s/>Apc13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A2" office:value-type="string">
            <text:p text:style-name="P2"><text:s/>RNA-recognition motif RRM Nup35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A2" office:value-type="string">
            <text:p text:style-name="P2"><text:s/>Zinc finger, CHC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A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A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70</text:p>
          </table:table-cell>
          <table:table-cell table:style-name="Tabla1.A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50</text:p>
          </table:table-cell>
          <table:table-cell table:style-name="Tabla1.A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A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A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A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A2" office:value-type="string">
            <text:p text:style-name="P2">' 3''5''-cyclic nucleotide phosphodiesterase, conserved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A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A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A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A2" office:value-type="string">
            <text:p text:style-name="P2"><text:s/>Ribosomal protein L39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30</text:p>
          </table:table-cell>
          <table:table-cell table:style-name="Tabla1.A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50</text:p>
          </table:table-cell>
          <table:table-cell table:style-name="Tabla1.A2" office:value-type="string">
            <text:p text:style-name="P2"><text:s/>HR-like lesion-induc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10</text:p>
          </table:table-cell>
          <table:table-cell table:style-name="Tabla1.A2" office:value-type="string">
            <text:p text:style-name="P2"><text:s/>Iron 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20</text:p>
          </table:table-cell>
          <table:table-cell table:style-name="Tabla1.A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A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40</text:p>
          </table:table-cell>
          <table:table-cell table:style-name="Tabla1.A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A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90</text:p>
          </table:table-cell>
          <table:table-cell table:style-name="Tabla1.A2" office:value-type="string">
            <text:p text:style-name="P2"><text:s/>Ribosomal protein L10e/L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A2" office:value-type="string">
            <text:p text:style-name="P2"><text:s/>Protein of unknown function DUF9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A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A2" office:value-type="string">
            <text:p text:style-name="P2"><text:s/>Nascent polypeptide-associated complex subunit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A2" office:value-type="string">
            <text:p text:style-name="P2"><text:s/>Uncharacterised protein GY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A2" office:value-type="string">
            <text:p text:style-name="P2"><text:s/>NIF system FeS cluster assembly, NifU-like scaffold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10</text:p>
          </table:table-cell>
          <table:table-cell table:style-name="Tabla1.A2" office:value-type="string">
            <text:p text:style-name="P2"><text:s/>Ribosomal protein L5, conserved site n/a <text:s/>Ribosomal protein L5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A2" office:value-type="string">
            <text:p text:style-name="P2"><text:s/>DREV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A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A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A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70</text:p>
          </table:table-cell>
          <table:table-cell table:style-name="Tabla1.A2" office:value-type="string">
            <text:p text:style-name="P2">' 3''5''-cyclic nucleotide 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9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A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A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A2" office:value-type="string">
            <text:p text:style-name="P2"><text:s/>TAP42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A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A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10</text:p>
          </table:table-cell>
          <table:table-cell table:style-name="Tabla1.A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A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A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A2" office:value-type="string">
            <text:p text:style-name="P2"><text:s/>Amino acid transporter, transmembrane n/a <text:s/>Amino acid transporter, transmembra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A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A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A2" office:value-type="string">
            <text:p text:style-name="P2"><text:s/>Ribosomal protein L22, bacterial/chloro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A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80</text:p>
          </table:table-cell>
          <table:table-cell table:style-name="Tabla1.A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50</text:p>
          </table:table-cell>
          <table:table-cell table:style-name="Tabla1.A2" office:value-type="string">
            <text:p text:style-name="P2"><text:s/>P25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A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A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A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A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A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A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70</text:p>
          </table:table-cell>
          <table:table-cell table:style-name="Tabla1.A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A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A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A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270</text:p>
          </table:table-cell>
          <table:table-cell table:style-name="Tabla1.A2" office:value-type="string">
            <text:p text:style-name="P2"><text:s/>Ribosomal protein S3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90</text:p>
          </table:table-cell>
          <table:table-cell table:style-name="Tabla1.A2" office:value-type="string">
            <text:p text:style-name="P2"><text:s/>OB-fold nucleic acid binding domain, AA-tRNA synthetas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10</text:p>
          </table:table-cell>
          <table:table-cell table:style-name="Tabla1.A2" office:value-type="string">
            <text:p text:style-name="P2"><text:s/>Ribosomal protein L3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A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A2" office:value-type="string">
            <text:p text:style-name="P2"><text:s/>NADH:ubiquinone oxidoreductase, ESSS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60</text:p>
          </table:table-cell>
          <table:table-cell table:style-name="Tabla1.A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A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A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60</text:p>
          </table:table-cell>
          <table:table-cell table:style-name="Tabla1.A2" office:value-type="string">
            <text:p text:style-name="P2"><text:s/>Ribosomal protein L6, alpha-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A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A2" office:value-type="string">
            <text:p text:style-name="P2"><text:s/>Transport protein X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A2" office:value-type="string">
            <text:p text:style-name="P2"><text:s/>Ribosomal protein L2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A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40</text:p>
          </table:table-cell>
          <table:table-cell table:style-name="Tabla1.A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A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10</text:p>
          </table:table-cell>
          <table:table-cell table:style-name="Tabla1.A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A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A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A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A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A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A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A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A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A2" office:value-type="string">
            <text:p text:style-name="P2"><text:s/>Tetratricopeptide, MLP1/MLP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50</text:p>
          </table:table-cell>
          <table:table-cell table:style-name="Tabla1.A2" office:value-type="string">
            <text:p text:style-name="P2"><text:s/>SWIB/MDM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A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90</text:p>
          </table:table-cell>
          <table:table-cell table:style-name="Tabla1.A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70</text:p>
          </table:table-cell>
          <table:table-cell table:style-name="Tabla1.A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A2" office:value-type="string">
            <text:p text:style-name="P2"><text:s/>Fatty acid desatur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20</text:p>
          </table:table-cell>
          <table:table-cell table:style-name="Tabla1.A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40</text:p>
          </table:table-cell>
          <table:table-cell table:style-name="Tabla1.A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A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A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5</text:p>
          </table:table-cell>
          <table:table-cell table:style-name="Tabla1.A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A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A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70</text:p>
          </table:table-cell>
          <table:table-cell table:style-name="Tabla1.A2" office:value-type="string">
            <text:p text:style-name="P2"><text:s/>Ribosomal protein L34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90</text:p>
          </table:table-cell>
          <table:table-cell table:style-name="Tabla1.A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A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20</text:p>
          </table:table-cell>
          <table:table-cell table:style-name="Tabla1.A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80</text:p>
          </table:table-cell>
          <table:table-cell table:style-name="Tabla1.A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A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A2" office:value-type="string">
            <text:p text:style-name="P2"><text:s/>Beclin 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A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90</text:p>
          </table:table-cell>
          <table:table-cell table:style-name="Tabla1.A2" office:value-type="string">
            <text:p text:style-name="P2"><text:s/>Cycloeucalenol cyclo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A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30</text:p>
          </table:table-cell>
          <table:table-cell table:style-name="Tabla1.A2" office:value-type="string">
            <text:p text:style-name="P2"><text:s/>Ribosomal protein S17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A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4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A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A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A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60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A2" office:value-type="string">
            <text:p text:style-name="P2"><text:s/>Ribosomal protein L2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A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A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A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A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A2" office:value-type="string">
            <text:p text:style-name="P2"><text:s/>Cytidine/deoxycytidylate deaminas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A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A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40</text:p>
          </table:table-cell>
          <table:table-cell table:style-name="Tabla1.A2" office:value-type="string">
            <text:p text:style-name="P2"><text:s/>Transferase 1, rSAM/selenodomain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20</text:p>
          </table:table-cell>
          <table:table-cell table:style-name="Tabla1.A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A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80</text:p>
          </table:table-cell>
          <table:table-cell table:style-name="Tabla1.A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A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A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A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A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A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A2" office:value-type="string">
            <text:p text:style-name="P2"><text:s/>Translocon-associated protein TRAP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A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A2" office:value-type="string">
            <text:p text:style-name="P2"><text:s/>Dihydrodipicolinate synthe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A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A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4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60</text:p>
          </table:table-cell>
          <table:table-cell table:style-name="Tabla1.A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A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A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90</text:p>
          </table:table-cell>
          <table:table-cell table:style-name="Tabla1.A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A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A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A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A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A2" office:value-type="string">
            <text:p text:style-name="P2"><text:s/>3-dehydroquinate synthase Aro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A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A2" office:value-type="string">
            <text:p text:style-name="P2"><text:s/>APOBEC/CMP deaminase, zinc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A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A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A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A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A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0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A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4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A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A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A2" office:value-type="string">
            <text:p text:style-name="P2"><text:s/>Vesicle tethering protein Uso1/P115-like 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A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A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6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A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A2" office:value-type="string">
            <text:p text:style-name="P2"><text:s/>Dihydrolipoyllysine-residue acetyltransferase component of pyruvate dehydroge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A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5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60</text:p>
          </table:table-cell>
          <table:table-cell table:style-name="Tabla1.A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9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A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A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A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A2" office:value-type="string">
            <text:p text:style-name="P2"><text:s/>Domain of unknown function DUF36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60</text:p>
          </table:table-cell>
          <table:table-cell table:style-name="Tabla1.A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70</text:p>
          </table:table-cell>
          <table:table-cell table:style-name="Tabla1.A2" office:value-type="string">
            <text:p text:style-name="P2"><text:s/>Ribosomal protein S9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30</text:p>
          </table:table-cell>
          <table:table-cell table:style-name="Tabla1.A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A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90</text:p>
          </table:table-cell>
          <table:table-cell table:style-name="Tabla1.A2" office:value-type="string">
            <text:p text:style-name="P2"><text:s/>Checkpoint protein Hus1/Mec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A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10</text:p>
          </table:table-cell>
          <table:table-cell table:style-name="Tabla1.A2" office:value-type="string">
            <text:p text:style-name="P2"><text:s/>GCN5-lik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A2" office:value-type="string">
            <text:p text:style-name="P2"><text:s/>Glycoside hydrolase, family 3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A2" office:value-type="string">
            <text:p text:style-name="P2"><text:s/>Ferredoxin-dependent bilin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A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A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A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40</text:p>
          </table:table-cell>
          <table:table-cell table:style-name="Tabla1.A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A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A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5</text:p>
          </table:table-cell>
          <table:table-cell table:style-name="Tabla1.A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10</text:p>
          </table:table-cell>
          <table:table-cell table:style-name="Tabla1.A2" office:value-type="string">
            <text:p text:style-name="P2"><text:s/>Ribosomal protein L1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A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70</text:p>
          </table:table-cell>
          <table:table-cell table:style-name="Tabla1.A2" office:value-type="string">
            <text:p text:style-name="P2"><text:s/>Molybdenum cofactor sulfu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A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9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A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A2" office:value-type="string">
            <text:p text:style-name="P2"><text:s/>GTP cyclohydrolase II, Rib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A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A2" office:value-type="string">
            <text:p text:style-name="P2"><text:s/>T-complex protein 1,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50</text:p>
          </table:table-cell>
          <table:table-cell table:style-name="Tabla1.A2" office:value-type="string">
            <text:p text:style-name="P2"><text:s/>Protein of unknown function DUF1077, TMEM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60</text:p>
          </table:table-cell>
          <table:table-cell table:style-name="Tabla1.A2" office:value-type="string">
            <text:p text:style-name="P2"><text:s/>SUMO-conjugating enzyme Ubc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A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A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A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A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70</text:p>
          </table:table-cell>
          <table:table-cell table:style-name="Tabla1.A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A2" office:value-type="string">
            <text:p text:style-name="P2"><text:s/>Protein of unknown function DUF77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A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60</text:p>
          </table:table-cell>
          <table:table-cell table:style-name="Tabla1.A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30</text:p>
          </table:table-cell>
          <table:table-cell table:style-name="Tabla1.A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5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A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A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80</text:p>
          </table:table-cell>
          <table:table-cell table:style-name="Tabla1.A2" office:value-type="string">
            <text:p text:style-name="P2"><text:s/>GC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A2" office:value-type="string">
            <text:p text:style-name="P2"><text:s/>Splicing factor 3B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A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A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30</text:p>
          </table:table-cell>
          <table:table-cell table:style-name="Tabla1.A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A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A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A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00</text:p>
          </table:table-cell>
          <table:table-cell table:style-name="Tabla1.A2" office:value-type="string">
            <text:p text:style-name="P2"><text:s/>Anaphase-promoting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A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A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A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A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A2" office:value-type="string">
            <text:p text:style-name="P2"><text:s/>DAHP synthetase, class II n/a <text:s/>DAHP synthetase, class II n/a <text:s/>DAHP synthet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A2" office:value-type="string">
            <text:p text:style-name="P2"><text:s/>Syntaxin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32</text:p>
          </table:table-cell>
          <table:table-cell table:style-name="Tabla1.A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A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A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A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A2" office:value-type="string">
            <text:p text:style-name="P2"><text:s/>Autophagy-related protein 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A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20</text:p>
          </table:table-cell>
          <table:table-cell table:style-name="Tabla1.A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A2" office:value-type="string">
            <text:p text:style-name="P2"><text:s/>Purple acid phospha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A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A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A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A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90</text:p>
          </table:table-cell>
          <table:table-cell table:style-name="Tabla1.A2" office:value-type="string">
            <text:p text:style-name="P2"><text:s/>Apc5/TPR19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A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5</text:p>
          </table:table-cell>
          <table:table-cell table:style-name="Tabla1.A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A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80</text:p>
          </table:table-cell>
          <table:table-cell table:style-name="Tabla1.A2" office:value-type="string">
            <text:p text:style-name="P2"><text:s/>PMP-22/EMP/MP20/Claudin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A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A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A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8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A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A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A2" office:value-type="string">
            <text:p text:style-name="P2"><text:s/>Ribosomal protein S5/S7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A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70</text:p>
          </table:table-cell>
          <table:table-cell table:style-name="Tabla1.A2" office:value-type="string">
            <text:p text:style-name="P2"><text:s/>Ribosomal protein L18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40</text:p>
          </table:table-cell>
          <table:table-cell table:style-name="Tabla1.A2" office:value-type="string">
            <text:p text:style-name="P2"><text:s/>Protein of unknown function DUF45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60</text:p>
          </table:table-cell>
          <table:table-cell table:style-name="Tabla1.A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A2" office:value-type="string">
            <text:p text:style-name="P2"><text:s/>Coenzyme F420 hydrogenase/dehydrogenase bet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70</text:p>
          </table:table-cell>
          <table:table-cell table:style-name="Tabla1.A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A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A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A2" office:value-type="string">
            <text:p text:style-name="P2"><text:s/>Thermonucle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10</text:p>
          </table:table-cell>
          <table:table-cell table:style-name="Tabla1.A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A2" office:value-type="string">
            <text:p text:style-name="P2"><text:s/>Ribonuclease T2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A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A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A2" office:value-type="string">
            <text:p text:style-name="P2"><text:s/>Anthranilate synthase component I, Pab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A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A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A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40</text:p>
          </table:table-cell>
          <table:table-cell table:style-name="Tabla1.A2" office:value-type="string">
            <text:p text:style-name="P2"><text:s/>Thymidyl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60</text:p>
          </table:table-cell>
          <table:table-cell table:style-name="Tabla1.A2" office:value-type="string">
            <text:p text:style-name="P2"><text:s/>Mitochondrial matrix Mmp3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A2" office:value-type="string">
            <text:p text:style-name="P2"><text:s/>Domain of unknown function DUF20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A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A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20</text:p>
          </table:table-cell>
          <table:table-cell table:style-name="Tabla1.A2" office:value-type="string">
            <text:p text:style-name="P2"><text:s/>Cysteamine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A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A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A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A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A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90</text:p>
          </table:table-cell>
          <table:table-cell table:style-name="Tabla1.A2" office:value-type="string">
            <text:p text:style-name="P2"><text:s/>ATPase, F1 complex, epsilon <text:s/>subunit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A2" office:value-type="string">
            <text:p text:style-name="P2"><text:s/>Peptidase U9, T4 prohead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50</text:p>
          </table:table-cell>
          <table:table-cell table:style-name="Tabla1.A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00</text:p>
          </table:table-cell>
          <table:table-cell table:style-name="Tabla1.A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10</text:p>
          </table:table-cell>
          <table:table-cell table:style-name="Tabla1.A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2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A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A2" office:value-type="string">
            <text:p text:style-name="P2"><text:s/>Photosystem II cytochrome b559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A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A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A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A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60</text:p>
          </table:table-cell>
          <table:table-cell table:style-name="Tabla1.A2" office:value-type="string">
            <text:p text:style-name="P2"><text:s/>Non-structural maintenance of chromosomes elemen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A2" office:value-type="string">
            <text:p text:style-name="P2"><text:s/>Butirosin biosynthesis, Btr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A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A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A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A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A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A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A2" office:value-type="string">
            <text:p text:style-name="P2"><text:s/>ATPase, F0 complex, subunit D, mitochondri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40</text:p>
          </table:table-cell>
          <table:table-cell table:style-name="Tabla1.A2" office:value-type="string">
            <text:p text:style-name="P2"><text:s/>Tubulin-tyrosine ligase/Tubulin polygluta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A2" office:value-type="string">
            <text:p text:style-name="P2"><text:s/>Lumaz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60</text:p>
          </table:table-cell>
          <table:table-cell table:style-name="Tabla1.A2" office:value-type="string">
            <text:p text:style-name="P2"><text:s/>Transcription factor CBF/NF-Y/archaeal his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A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A2" office:value-type="string">
            <text:p text:style-name="P2"><text:s/>Zinc finger, NHR/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50</text:p>
          </table:table-cell>
          <table:table-cell table:style-name="Tabla1.A2" office:value-type="string">
            <text:p text:style-name="P2"><text:s/>Ribosomal protein S28e n/a <text:s/>Ribosomal protein S28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A2" office:value-type="string">
            <text:p text:style-name="P2"><text:s/>Clathrin adaptor, mu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A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10</text:p>
          </table:table-cell>
          <table:table-cell table:style-name="Tabla1.A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A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A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A2" office:value-type="string">
            <text:p text:style-name="P2"><text:s/>HAD-superfamily hydrolase, subfamily IB, PSP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A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A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A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A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A2" office:value-type="string">
            <text:p text:style-name="P2"><text:s/>RO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80</text:p>
          </table:table-cell>
          <table:table-cell table:style-name="Tabla1.A2" office:value-type="string">
            <text:p text:style-name="P2"><text:s/>Ribosomal protein 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A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A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40</text:p>
          </table:table-cell>
          <table:table-cell table:style-name="Tabla1.A2" office:value-type="string">
            <text:p text:style-name="P2"><text:s/>CobB/CobQ 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A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A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00</text:p>
          </table:table-cell>
          <table:table-cell table:style-name="Tabla1.A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A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A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90</text:p>
          </table:table-cell>
          <table:table-cell table:style-name="Tabla1.A2" office:value-type="string">
            <text:p text:style-name="P2"><text:s/>Domain of unknown function DUF2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A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A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10</text:p>
          </table:table-cell>
          <table:table-cell table:style-name="Tabla1.A2" office:value-type="string">
            <text:p text:style-name="P2"><text:s/>Tetratricopeptide, SHNi-TP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A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A2" office:value-type="string">
            <text:p text:style-name="P2"><text:s/>Eukaryotic translation initiation factor 3 subunit 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A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A2" office:value-type="string">
            <text:p text:style-name="P2"><text:s/>Ribosomal protein S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A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A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A2" office:value-type="string">
            <text:p text:style-name="P2"><text:s/>L-aspartat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5</text:p>
          </table:table-cell>
          <table:table-cell table:style-name="Tabla1.A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A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30</text:p>
          </table:table-cell>
          <table:table-cell table:style-name="Tabla1.A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A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A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80</text:p>
          </table:table-cell>
          <table:table-cell table:style-name="Tabla1.A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90</text:p>
          </table:table-cell>
          <table:table-cell table:style-name="Tabla1.A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95</text:p>
          </table:table-cell>
          <table:table-cell table:style-name="Tabla1.A2" office:value-type="string">
            <text:p text:style-name="P2"><text:s/>Ribosomal protein S1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A2" office:value-type="string">
            <text:p text:style-name="P2"><text:s/>Ribosomal protein L3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A2" office:value-type="string">
            <text:p text:style-name="P2"><text:s/>Arginine-tRNA ligase, class Ia n/a 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50</text:p>
          </table:table-cell>
          <table:table-cell table:style-name="Tabla1.A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60</text:p>
          </table:table-cell>
          <table:table-cell table:style-name="Tabla1.A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30</text:p>
          </table:table-cell>
          <table:table-cell table:style-name="Tabla1.A2" office:value-type="string">
            <text:p text:style-name="P2"><text:s/>Ribosomal protein S27/S33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60</text:p>
          </table:table-cell>
          <table:table-cell table:style-name="Tabla1.A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A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A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A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A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A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A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A2" office:value-type="string">
            <text:p text:style-name="P2"><text:s/>Pre-mRNA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50</text:p>
          </table:table-cell>
          <table:table-cell table:style-name="Tabla1.A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A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A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70</text:p>
          </table:table-cell>
          <table:table-cell table:style-name="Tabla1.A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A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A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A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80</text:p>
          </table:table-cell>
          <table:table-cell table:style-name="Tabla1.A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4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A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A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5</text:p>
          </table:table-cell>
          <table:table-cell table:style-name="Tabla1.A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A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A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A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A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70</text:p>
          </table:table-cell>
          <table:table-cell table:style-name="Tabla1.A2" office:value-type="string">
            <text:p text:style-name="P2"><text:s/>Coiled-coil domain-containing protein 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A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A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A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A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00</text:p>
          </table:table-cell>
          <table:table-cell table:style-name="Tabla1.A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10</text:p>
          </table:table-cell>
          <table:table-cell table:style-name="Tabla1.A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A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A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120</text:p>
          </table:table-cell>
          <table:table-cell table:style-name="Tabla1.A2" office:value-type="string">
            <text:p text:style-name="P2"><text:s/>Carbonic anhydrase, cadmium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50</text:p>
          </table:table-cell>
          <table:table-cell table:style-name="Tabla1.A2" office:value-type="string">
            <text:p text:style-name="P2"><text:s/>Ribosomal protein L25/L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9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90</text:p>
          </table:table-cell>
          <table:table-cell table:style-name="Tabla1.A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70</text:p>
          </table:table-cell>
          <table:table-cell table:style-name="Tabla1.A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A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A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A2" office:value-type="string">
            <text:p text:style-name="P2"><text:s/>Ribosomal protein Rsm22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A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A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A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A2" office:value-type="string">
            <text:p text:style-name="P2"><text:s/>Domain of unknown function DUF19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6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50</text:p>
          </table:table-cell>
          <table:table-cell table:style-name="Tabla1.A2" office:value-type="string">
            <text:p text:style-name="P2"><text:s/>Zinc finger, HIT-type n/a 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A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A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40</text:p>
          </table:table-cell>
          <table:table-cell table:style-name="Tabla1.A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A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9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A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20</text:p>
          </table:table-cell>
          <table:table-cell table:style-name="Tabla1.A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A2" office:value-type="string">
            <text:p text:style-name="P2">' 2'',3''-cyclic-nucleotide 3''-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A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A2" office:value-type="string">
            <text:p text:style-name="P2"><text:s/>Prefoldin subunit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410</text:p>
          </table:table-cell>
          <table:table-cell table:style-name="Tabla1.A2" office:value-type="string">
            <text:p text:style-name="P2"><text:s/>Rossmann-like alpha/beta/alpha sandwich fold n/a <text:s/>Rossmann-like alpha/beta/alp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A2" office:value-type="string">
            <text:p text:style-name="P2"><text:s/>Histone deacetylase complex subunit SAP30, Sin3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A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A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A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A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A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A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A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A2" office:value-type="string">
            <text:p text:style-name="P2"><text:s/>Ferric reductase transmembrane componen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A2" office:value-type="string">
            <text:p text:style-name="P2"><text:s/>NAD/GMP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A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50</text:p>
          </table:table-cell>
          <table:table-cell table:style-name="Tabla1.A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A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A2" office:value-type="string">
            <text:p text:style-name="P2"><text:s/>NAD-dependent deacetylase sirtuin-2, sirtuin family, class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80</text:p>
          </table:table-cell>
          <table:table-cell table:style-name="Tabla1.A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9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A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A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50</text:p>
          </table:table-cell>
          <table:table-cell table:style-name="Tabla1.A2" office:value-type="string">
            <text:p text:style-name="P2"><text:s/>Ribosomal protein S4/S9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A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60</text:p>
          </table:table-cell>
          <table:table-cell table:style-name="Tabla1.A2" office:value-type="string">
            <text:p text:style-name="P2"><text:s/>Class II aldolase/adduci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5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A2" office:value-type="string">
            <text:p text:style-name="P2"><text:s/>Peptidase M4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A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A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80</text:p>
          </table:table-cell>
          <table:table-cell table:style-name="Tabla1.A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A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A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A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5</text:p>
          </table:table-cell>
          <table:table-cell table:style-name="Tabla1.A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4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5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A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A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A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A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90</text:p>
          </table:table-cell>
          <table:table-cell table:style-name="Tabla1.A2" office:value-type="string">
            <text:p text:style-name="P2"><text:s/>Thioesterase type II, NRPS/PKS/S-F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A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A2" office:value-type="string">
            <text:p text:style-name="P2"><text:s/>Cysteine desulfurase, Ni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10</text:p>
          </table:table-cell>
          <table:table-cell table:style-name="Tabla1.A2" office:value-type="string">
            <text:p text:style-name="P2"><text:s/>WASH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A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A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90</text:p>
          </table:table-cell>
          <table:table-cell table:style-name="Tabla1.A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A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A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A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080</text:p>
          </table:table-cell>
          <table:table-cell table:style-name="Tabla1.A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0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A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A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A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70</text:p>
          </table:table-cell>
          <table:table-cell table:style-name="Tabla1.A2" office:value-type="string">
            <text:p text:style-name="P2"><text:s/>Hypoxia-inducible factor 1-alpha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A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A2" office:value-type="string">
            <text:p text:style-name="P2"><text:s/>Ribosomal protein L28/L40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A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A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A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A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3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50</text:p>
          </table:table-cell>
          <table:table-cell table:style-name="Tabla1.A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A2" office:value-type="string">
            <text:p text:style-name="P2"><text:s/>Biotin synthase/Biotin biosynthesis bifunctional protein Bio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A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A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A2" office:value-type="string">
            <text:p text:style-name="P2"><text:s/>Formate/nitr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A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A2" office:value-type="string">
            <text:p text:style-name="P2"><text:s/>MoaA/nifB/pqqE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A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A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A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20</text:p>
          </table:table-cell>
          <table:table-cell table:style-name="Tabla1.A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A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5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A2" office:value-type="string">
            <text:p text:style-name="P2"><text:s/>Antibiotic biosynthesis mono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80</text:p>
          </table:table-cell>
          <table:table-cell table:style-name="Tabla1.A2" office:value-type="string">
            <text:p text:style-name="P2"><text:s/>Adenine nucleotide transloc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A2" office:value-type="string">
            <text:p text:style-name="P2"><text:s/>Heat shock chaperon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A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5</text:p>
          </table:table-cell>
          <table:table-cell table:style-name="Tabla1.A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A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A2" office:value-type="string">
            <text:p text:style-name="P2"><text:s/>Methylosome subunit pICl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A2" office:value-type="string">
            <text:p text:style-name="P2"><text:s/>Eukaryotic translation initiation factor 3 subunit J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A2" office:value-type="string">
            <text:p text:style-name="P2"><text:s/>Axin interactor dorsalization-associ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A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A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A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A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A2" office:value-type="string">
            <text:p text:style-name="P2"><text:s/>Branched-chain alpha-ketoacid dehydrogenase kinase/Pyruvate dehydrogenase kinas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A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A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30</text:p>
          </table:table-cell>
          <table:table-cell table:style-name="Tabla1.A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4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A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A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A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A2" office:value-type="string">
            <text:p text:style-name="P2"><text:s/>Adenos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A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A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A2" office:value-type="string">
            <text:p text:style-name="P2"><text:s/>Peptidyl-tRNA hydrolase, PT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A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A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A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A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A2" office:value-type="string">
            <text:p text:style-name="P2"><text:s/>Protein of unknown function DUF18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A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60</text:p>
          </table:table-cell>
          <table:table-cell table:style-name="Tabla1.A2" office:value-type="string">
            <text:p text:style-name="P2"><text:s/>RNA polymerase II accessory factor, Cdc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A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10</text:p>
          </table:table-cell>
          <table:table-cell table:style-name="Tabla1.A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A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930</text:p>
          </table:table-cell>
          <table:table-cell table:style-name="Tabla1.A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A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A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A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40</text:p>
          </table:table-cell>
          <table:table-cell table:style-name="Tabla1.A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A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30</text:p>
          </table:table-cell>
          <table:table-cell table:style-name="Tabla1.A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A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A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A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A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A2" office:value-type="string">
            <text:p text:style-name="P2">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A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A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A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70</text:p>
          </table:table-cell>
          <table:table-cell table:style-name="Tabla1.A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0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A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A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A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A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A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A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00</text:p>
          </table:table-cell>
          <table:table-cell table:style-name="Tabla1.A2" office:value-type="string">
            <text:p text:style-name="P2"><text:s/>Ribosomal protein L2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10</text:p>
          </table:table-cell>
          <table:table-cell table:style-name="Tabla1.A2" office:value-type="string">
            <text:p text:style-name="P2"><text:s/>26S proteasome complex ubiquitin receptor, subunit Rpn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0</text:p>
          </table:table-cell>
          <table:table-cell table:style-name="Tabla1.A2" office:value-type="string">
            <text:p text:style-name="P2"><text:s/>Ribosomal protein L38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A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A2" office:value-type="string">
            <text:p text:style-name="P2"><text:s/>Protein of unknown function DUF8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A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A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3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70</text:p>
          </table:table-cell>
          <table:table-cell table:style-name="Tabla1.A2" office:value-type="string">
            <text:p text:style-name="P2"><text:s/>Tubb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A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A2" office:value-type="string">
            <text:p text:style-name="P2"><text:s/>Eukaryotic/archaeal PrmC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30</text:p>
          </table:table-cell>
          <table:table-cell table:style-name="Tabla1.A2" office:value-type="string">
            <text:p text:style-name="P2"><text:s/>Saposin-like type B,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A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A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50</text:p>
          </table:table-cell>
          <table:table-cell table:style-name="Tabla1.A2" office:value-type="string">
            <text:p text:style-name="P2"><text:s/>Tryptophan synthase beta subunit-like PLP-dependent enzymes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30</text:p>
          </table:table-cell>
          <table:table-cell table:style-name="Tabla1.A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A2" office:value-type="string">
            <text:p text:style-name="P2"><text:s/>Nitrite/sulphite reductase iron-sulphur/sirohea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A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60</text:p>
          </table:table-cell>
          <table:table-cell table:style-name="Tabla1.A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A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60</text:p>
          </table:table-cell>
          <table:table-cell table:style-name="Tabla1.A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A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A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A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57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A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A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A2" office:value-type="string">
            <text:p text:style-name="P2"><text:s/>Phosphomethylpyrimidine kinase typ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A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A2" office:value-type="string">
            <text:p text:style-name="P2"><text:s/>Thiaminase-2/PQQ biosynthesis 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A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10</text:p>
          </table:table-cell>
          <table:table-cell table:style-name="Tabla1.A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A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A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A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A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A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A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A2" office:value-type="string">
            <text:p text:style-name="P2"><text:s/>NAD-dependent epimerase/dehydratase n/a 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A2" office:value-type="string">
            <text:p text:style-name="P2"><text:s/>Taurine catabolism dioxygenase TauD/Tf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A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A2" office:value-type="string">
            <text:p text:style-name="P2"><text:s/>Flavin mono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10</text:p>
          </table:table-cell>
          <table:table-cell table:style-name="Tabla1.A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A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A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A2" office:value-type="string">
            <text:p text:style-name="P2"><text:s/>Histidine kinase-like ATPase, ATP-binding domain n/a <text:s/>Histidine kinase-like ATP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70</text:p>
          </table:table-cell>
          <table:table-cell table:style-name="Tabla1.A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50</text:p>
          </table:table-cell>
          <table:table-cell table:style-name="Tabla1.A2" office:value-type="string">
            <text:p text:style-name="P2"><text:s/>Ribosomal protein L13, eukaryotic/archae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A2" office:value-type="string">
            <text:p text:style-name="P2"><text:s/>DNA polymerase III, clamp loader complex, gamma/delta/delt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A2" office:value-type="string">
            <text:p text:style-name="P2"><text:s/>Regulator of K+ conductanc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A2" office:value-type="string">
            <text:p text:style-name="P2"><text:s/>Shikimate dehydrogenase substrate binding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A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80</text:p>
          </table:table-cell>
          <table:table-cell table:style-name="Tabla1.A2" office:value-type="string">
            <text:p text:style-name="P2"><text:s/>Ribosomal protein S19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A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A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90</text:p>
          </table:table-cell>
          <table:table-cell table:style-name="Tabla1.A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A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20</text:p>
          </table:table-cell>
          <table:table-cell table:style-name="Tabla1.A2" office:value-type="string">
            <text:p text:style-name="P2"><text:s/>Ribosomal protein L22e n/a <text:s/>Ribosomal protein L2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A2" office:value-type="string">
            <text:p text:style-name="P2"><text:s/>Phosphoenolpyruvate carb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A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A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20</text:p>
          </table:table-cell>
          <table:table-cell table:style-name="Tabla1.A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3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A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A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A2" office:value-type="string">
            <text:p text:style-name="P2"><text:s/>DNA topoisomerase, type IIA, subunit A/ C-terminal, alpha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A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A2" office:value-type="string">
            <text:p text:style-name="P2">' Pyridoxamine 5''-phosphate oxidase, probable FMN-dependent, Alr4036 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20</text:p>
          </table:table-cell>
          <table:table-cell table:style-name="Tabla1.A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A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20</text:p>
          </table:table-cell>
          <table:table-cell table:style-name="Tabla1.A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00</text:p>
          </table:table-cell>
          <table:table-cell table:style-name="Tabla1.A2" office:value-type="string">
            <text:p text:style-name="P2"><text:s/>Domain of unknown function DUF13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A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A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A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1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60</text:p>
          </table:table-cell>
          <table:table-cell table:style-name="Tabla1.A2" office:value-type="string">
            <text:p text:style-name="P2"><text:s/>S-adenosylmethionine decarboxylase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3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A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9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A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A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10</text:p>
          </table:table-cell>
          <table:table-cell table:style-name="Tabla1.A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A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00</text:p>
          </table:table-cell>
          <table:table-cell table:style-name="Tabla1.A2" office:value-type="string">
            <text:p text:style-name="P2"><text:s/>Translation initiation factor 1A eIF-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A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A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A2" office:value-type="string">
            <text:p text:style-name="P2"><text:s/>AIR synthase-rel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30</text:p>
          </table:table-cell>
          <table:table-cell table:style-name="Tabla1.A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A2" office:value-type="string">
            <text:p text:style-name="P2"><text:s/>Equilibrative nucleosid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A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A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A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A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A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A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10</text:p>
          </table:table-cell>
          <table:table-cell table:style-name="Tabla1.A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A2" office:value-type="string">
            <text:p text:style-name="P2"><text:s/>Tafazz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80</text:p>
          </table:table-cell>
          <table:table-cell table:style-name="Tabla1.A2" office:value-type="string">
            <text:p text:style-name="P2"><text:s/>Nucleotide-binding, alpha-beta plait n/a 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A2" office:value-type="string">
            <text:p text:style-name="P2"><text:s/>Eukaryotic translation initiation factor 3 subunit 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60</text:p>
          </table:table-cell>
          <table:table-cell table:style-name="Tabla1.A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5</text:p>
          </table:table-cell>
          <table:table-cell table:style-name="Tabla1.A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A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A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60</text:p>
          </table:table-cell>
          <table:table-cell table:style-name="Tabla1.A2" office:value-type="string">
            <text:p text:style-name="P2"><text:s/>Squalene/phytoene synthase n/a 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6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10</text:p>
          </table:table-cell>
          <table:table-cell table:style-name="Tabla1.A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A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A2" office:value-type="string">
            <text:p text:style-name="P2"><text:s/>Mechanosensitive ion channel MscS, transmembran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A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A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A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A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A2" office:value-type="string">
            <text:p text:style-name="P2"><text:s/>Magnesium transporter NI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A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A2" office:value-type="string">
            <text:p text:style-name="P2"><text:s/>SAM-dependent methyltransferase RsmI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A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A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A2" office:value-type="string">
            <text:p text:style-name="P2"><text:s/>Nucleotide-binding, alpha-beta plait n/a 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A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A2" office:value-type="string">
            <text:p text:style-name="P2"><text:s/>Ribosomal protein S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A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A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A2" office:value-type="string">
            <text:p text:style-name="P2"><text:s/>HAD-like domain n/a <text:s/>HAD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A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A2" office:value-type="string">
            <text:p text:style-name="P2"><text:s/>Protein of unknown function DUF92, TMEM19 n/a <text:s/>Protein of unknown function DUF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A2" office:value-type="string">
            <text:p text:style-name="P2"><text:s/>Protein of unknown function DUF32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A2" office:value-type="string">
            <text:p text:style-name="P2"><text:s/>Pectinacetyl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5</text:p>
          </table:table-cell>
          <table:table-cell table:style-name="Tabla1.A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A2" office:value-type="string">
            <text:p text:style-name="P2"><text:s/>C2 calcium-dependent membrane targeting n/a <text:s/>C2 calcium-dependent membrane t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A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A2" office:value-type="string">
            <text:p text:style-name="P2"><text:s/>Peptidase M41, FtsH extracellul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A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30</text:p>
          </table:table-cell>
          <table:table-cell table:style-name="Tabla1.A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A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A2" office:value-type="string">
            <text:p text:style-name="P2"><text:s/>N-acetyl-gamma-glutamyl-phosphate reduct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A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A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A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80</text:p>
          </table:table-cell>
          <table:table-cell table:style-name="Tabla1.A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40</text:p>
          </table:table-cell>
          <table:table-cell table:style-name="Tabla1.A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7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90</text:p>
          </table:table-cell>
          <table:table-cell table:style-name="Tabla1.A2" office:value-type="string">
            <text:p text:style-name="P2"><text:s/>Myc-type, basic helix-loop-helix bHL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80</text:p>
          </table:table-cell>
          <table:table-cell table:style-name="Tabla1.A2" office:value-type="string">
            <text:p text:style-name="P2"><text:s/>Tim10/DDP family zinc 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20</text:p>
          </table:table-cell>
          <table:table-cell table:style-name="Tabla1.A2" office:value-type="string">
            <text:p text:style-name="P2"><text:s/>Maf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00</text:p>
          </table:table-cell>
          <table:table-cell table:style-name="Tabla1.A2" office:value-type="string">
            <text:p text:style-name="P2"><text:s/>UbiA prenyltransferase family n/a 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00</text:p>
          </table:table-cell>
          <table:table-cell table:style-name="Tabla1.A2" office:value-type="string">
            <text:p text:style-name="P2"><text:s/>Ribosomal protein L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10</text:p>
          </table:table-cell>
          <table:table-cell table:style-name="Tabla1.A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30</text:p>
          </table:table-cell>
          <table:table-cell table:style-name="Tabla1.A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A2" office:value-type="string">
            <text:p text:style-name="P2"><text:s/>Platelet-activating factor acetylhydrolase n/a <text:s/>Platelet-activating factor ac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A2" office:value-type="string">
            <text:p text:style-name="P2"><text:s/>RZZ complex, subunit Zw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A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A2" office:value-type="string">
            <text:p text:style-name="P2"><text:s/>Peptide chain release factor class I/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A2" office:value-type="string">
            <text:p text:style-name="P2"><text:s/>Nucleolar protein 12 n/a <text:s/>Nucleolar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0</text:p>
          </table:table-cell>
          <table:table-cell table:style-name="Tabla1.A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A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A2" office:value-type="string">
            <text:p text:style-name="P2"><text:s/>Yip1 domain n/a 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A2" office:value-type="string">
            <text:p text:style-name="P2"><text:s/>Isopentenyl-diphosphate delta-isomerase, type 1 n/a <text:s/>Isopentenyl-diphosphate de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A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A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5</text:p>
          </table:table-cell>
          <table:table-cell table:style-name="Tabla1.A2" office:value-type="string">
            <text:p text:style-name="P2"><text:s/>Ubiquitin-conjugating enzyme, active site n/a <text:s/>Ubiquitin-conjugating enzyme, a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A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A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A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A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A2" office:value-type="string">
            <text:p text:style-name="P2"><text:s/>PI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10</text:p>
          </table:table-cell>
          <table:table-cell table:style-name="Tabla1.A2" office:value-type="string">
            <text:p text:style-name="P2"><text:s/>G protein-coupled receptor GCR1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45</text:p>
          </table:table-cell>
          <table:table-cell table:style-name="Tabla1.A2" office:value-type="string">
            <text:p text:style-name="P2"><text:s/>Ribosomal protein L37ae/L37e n/a <text:s/>Ribosomal protein L37ae/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A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A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A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10</text:p>
          </table:table-cell>
          <table:table-cell table:style-name="Tabla1.A2" office:value-type="string">
            <text:p text:style-name="P2"><text:s/>Protein of unknown function DUF45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A2" office:value-type="string">
            <text:p text:style-name="P2"><text:s/>Putative rRNA meth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A2" office:value-type="string">
            <text:p text:style-name="P2"><text:s/>Domain of unknown function DUF40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10</text:p>
          </table:table-cell>
          <table:table-cell table:style-name="Tabla1.A2" office:value-type="string">
            <text:p text:style-name="P2"><text:s/>Low-density lipoprotein LDL receptor class A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A2" office:value-type="string">
            <text:p text:style-name="P2"><text:s/>DNA-binding domain n/a 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A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A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A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A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A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A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A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7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A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30</text:p>
          </table:table-cell>
          <table:table-cell table:style-name="Tabla1.A2" office:value-type="string">
            <text:p text:style-name="P2"><text:s/>Autophagy-related protein 10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60</text:p>
          </table:table-cell>
          <table:table-cell table:style-name="Tabla1.A2" office:value-type="string">
            <text:p text:style-name="P2"><text:s/>Ribosomal protein L18/L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A2" office:value-type="string">
            <text:p text:style-name="P2"><text:s/>Ribosomal protein L9, C-terminal n/a 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80</text:p>
          </table:table-cell>
          <table:table-cell table:style-name="Tabla1.A2" office:value-type="string">
            <text:p text:style-name="P2"><text:s/>Ribosomal protein L15, conserved site n/a <text:s/>Ribosomal protein L15, conserved s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0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70</text:p>
          </table:table-cell>
          <table:table-cell table:style-name="Tabla1.A2" office:value-type="string">
            <text:p text:style-name="P2"><text:s/>von Willebrand factor, type A n/a 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3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A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A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A2" office:value-type="string">
            <text:p text:style-name="P2"><text:s/>TFIIH subunit TTDA/Tfb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A2" office:value-type="string">
            <text:p text:style-name="P2"><text:s/>Basic-leucine zipper domain n/a 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60</text:p>
          </table:table-cell>
          <table:table-cell table:style-name="Tabla1.A2" office:value-type="string">
            <text:p text:style-name="P2"><text:s/>RNA-induced silencing complex, nuclease component Tudor-S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A2" office:value-type="string">
            <text:p text:style-name="P2"><text:s/>Urease accessory protein Ur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A2" office:value-type="string">
            <text:p text:style-name="P2"><text:s/>[NiFe]-hydrogenase/urease maturation factor, Ni2-binding G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7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00</text:p>
          </table:table-cell>
          <table:table-cell table:style-name="Tabla1.A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60</text:p>
          </table:table-cell>
          <table:table-cell table:style-name="Tabla1.A2" office:value-type="string">
            <text:p text:style-name="P2"><text:s/>Vacuolar protein sorting-associate protein Vta1/Callose synthase, N-terminal d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10</text:p>
          </table:table-cell>
          <table:table-cell table:style-name="Tabla1.A2" office:value-type="string">
            <text:p text:style-name="P2"><text:s/>Ribosomal S24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A2" office:value-type="string">
            <text:p text:style-name="P2"><text:s/>Protein of unknown function DUF34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A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A2" office:value-type="string">
            <text:p text:style-name="P2"><text:s/>Domain of unknown function DUF625 n/a <text:s/>Domain of unknown function DUF6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60</text:p>
          </table:table-cell>
          <table:table-cell table:style-name="Tabla1.A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A2" office:value-type="string">
            <text:p text:style-name="P2"><text:s/>EB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A2" office:value-type="string">
            <text:p text:style-name="P2"><text:s/>Prolyl 4-hydroxylase, alpha subunit n/a <text:s/>Prolyl 4-hydroxyl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A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A2" office:value-type="string">
            <text:p text:style-name="P2"><text:s/>F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90</text:p>
          </table:table-cell>
          <table:table-cell table:style-name="Tabla1.A2" office:value-type="string">
            <text:p text:style-name="P2"><text:s/>Ribosomal protein L10/L12 n/a 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A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A2" office:value-type="string">
            <text:p text:style-name="P2"><text:s/>Transcription initiation factor Rrn7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A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A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A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90</text:p>
          </table:table-cell>
          <table:table-cell table:style-name="Tabla1.A2" office:value-type="string">
            <text:p text:style-name="P2"><text:s/>Peroxin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00</text:p>
          </table:table-cell>
          <table:table-cell table:style-name="Tabla1.A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A2" office:value-type="string">
            <text:p text:style-name="P2"><text:s/>Nuclear condensin complex subunit 3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80</text:p>
          </table:table-cell>
          <table:table-cell table:style-name="Tabla1.A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30</text:p>
          </table:table-cell>
          <table:table-cell table:style-name="Tabla1.A2" office:value-type="string">
            <text:p text:style-name="P2"><text:s/>Ankyrin repeat domain-containing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00</text:p>
          </table:table-cell>
          <table:table-cell table:style-name="Tabla1.A2" office:value-type="string">
            <text:p text:style-name="P2"><text:s/>LPS-induced tumor necrosis factor alpha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4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A2" office:value-type="string">
            <text:p text:style-name="P2"><text:s/>Multiprotein bridging factor 1, N-terminal n/a <text:s/>Multiprotein bridging factor 1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A2" office:value-type="string">
            <text:p text:style-name="P2"><text:s/>PDZ domain n/a 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5</text:p>
          </table:table-cell>
          <table:table-cell table:style-name="Tabla1.A2" office:value-type="string">
            <text:p text:style-name="P2"><text:s/>Domain of unknown function DUF1084 n/a <text:s/>Domain of unknown function DUF108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A2" office:value-type="string">
            <text:p text:style-name="P2"><text:s/>Glutamate 5-kinase n/a 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A2" office:value-type="string">
            <text:p text:style-name="P2"><text:s/>Protein of unknown function DUF3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0</text:p>
          </table:table-cell>
          <table:table-cell table:style-name="Tabla1.A2" office:value-type="string">
            <text:p text:style-name="P2"><text:s/>Ribosomal protein L24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5</text:p>
          </table:table-cell>
          <table:table-cell table:style-name="Tabla1.A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A2" office:value-type="string">
            <text:p text:style-name="P2"><text:s/>Ribosomal protein S27e, zinc-binding 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90</text:p>
          </table:table-cell>
          <table:table-cell table:style-name="Tabla1.A2" office:value-type="string">
            <text:p text:style-name="P2"><text:s/>Cadherin-like beta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A2" office:value-type="string">
            <text:p text:style-name="P2"><text:s/>RmlC-like jelly roll fold n/a <text:s/>RmlC-like jelly roll fol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A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A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A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A2" office:value-type="string">
            <text:p text:style-name="P2"><text:s/>Ribonucleoprotein LSM domain, eukaryotic/archaea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A2" office:value-type="string">
            <text:p text:style-name="P2"><text:s/>Ribosomal protein L7/L12, C-terminal n/a 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30</text:p>
          </table:table-cell>
          <table:table-cell table:style-name="Tabla1.A2" office:value-type="string">
            <text:p text:style-name="P2"><text:s/>Ribosomal protein L14b/L2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A2" office:value-type="string">
            <text:p text:style-name="P2"><text:s/>CAAX amino terminal protease n/a <text:s/>CAAX amino terminal protease n/a <text:s/>CAAX amino 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A2" office:value-type="string">
            <text:p text:style-name="P2"><text:s/>Adaptor protein complex, sigma subunit n/a <text:s/>Adaptor protein complex, sigma sub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20</text:p>
          </table:table-cell>
          <table:table-cell table:style-name="Tabla1.A2" office:value-type="string">
            <text:p text:style-name="P2"><text:s/>MR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4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A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A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A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A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5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70</text:p>
          </table:table-cell>
          <table:table-cell table:style-name="Tabla1.A2" office:value-type="string">
            <text:p text:style-name="P2"><text:s/>Origin recognitio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A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A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60</text:p>
          </table:table-cell>
          <table:table-cell table:style-name="Tabla1.A2" office:value-type="string">
            <text:p text:style-name="P2"><text:s/>Protein of unknown function DUF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A2" office:value-type="string">
            <text:p text:style-name="P2"><text:s/>Enhancer of polycomb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10</text:p>
          </table:table-cell>
          <table:table-cell table:style-name="Tabla1.A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A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A2" office:value-type="string">
            <text:p text:style-name="P2"><text:s/>Plastid lipid-associated protein/fibrillin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A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31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A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70</text:p>
          </table:table-cell>
          <table:table-cell table:style-name="Tabla1.A2" office:value-type="string">
            <text:p text:style-name="P2"><text:s/>Asparag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A2" office:value-type="string">
            <text:p text:style-name="P2"><text:s/>Ribosomal protein L4/L1e, eukaryotic/archae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A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A2" office:value-type="string">
            <text:p text:style-name="P2"><text:s/>Pyrimidine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A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A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A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70</text:p>
          </table:table-cell>
          <table:table-cell table:style-name="Tabla1.A2" office:value-type="string">
            <text:p text:style-name="P2"><text:s/>Ribosomal protein L21e, conserved site n/a <text:s/>Ribosomal protein L21e, conserved 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00</text:p>
          </table:table-cell>
          <table:table-cell table:style-name="Tabla1.A2" office:value-type="string">
            <text:p text:style-name="P2"><text:s/>Chaperonin Cpn10, conserved site n/a <text:s/>Chaperonin Cpn1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A2" office:value-type="string">
            <text:p text:style-name="P2"><text:s/>Ribosomal protein S21e n/a <text:s/>Ribosomal protein S21e n/a <text:s/>Ribosomal protein S2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A2" office:value-type="string">
            <text:p text:style-name="P2">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A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A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10</text:p>
          </table:table-cell>
          <table:table-cell table:style-name="Tabla1.A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90</text:p>
          </table:table-cell>
          <table:table-cell table:style-name="Tabla1.A2" office:value-type="string">
            <text:p text:style-name="P2"><text:s/>Ribosomal protein S5 domain 2-type fold, subgroup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40</text:p>
          </table:table-cell>
          <table:table-cell table:style-name="Tabla1.A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15</text:p>
          </table:table-cell>
          <table:table-cell table:style-name="Tabla1.A2" office:value-type="string">
            <text:p text:style-name="P2"><text:s/>Cation-transporting P-type ATP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A2" office:value-type="string">
            <text:p text:style-name="P2"><text:s/>Thiamine pyrophosphate enzyme, C-terminal TPP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A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A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6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180</text:p>
          </table:table-cell>
          <table:table-cell table:style-name="Tabla1.A2" office:value-type="string">
            <text:p text:style-name="P2"><text:s/>Adreno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A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30</text:p>
          </table:table-cell>
          <table:table-cell table:style-name="Tabla1.A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A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A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A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A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A2" office:value-type="string">
            <text:p text:style-name="P2">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20</text:p>
          </table:table-cell>
          <table:table-cell table:style-name="Tabla1.A2" office:value-type="string">
            <text:p text:style-name="P2"><text:s/>TatD family n/a 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A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A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A2" office:value-type="string">
            <text:p text:style-name="P2"><text:s/>NADH:ubiquinone oxidoreductase, 17.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A2" office:value-type="string">
            <text:p text:style-name="P2"><text:s/>Rieske [2Fe-2S] iron-sulphur domain n/a 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7</text:p>
          </table:table-cell>
          <table:table-cell table:style-name="Tabla1.A2" office:value-type="string">
            <text:p text:style-name="P2"><text:s/>Histone-fold n/a 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A2" office:value-type="string">
            <text:p text:style-name="P2"><text:s/>Molybdopterin biosynthesis Mo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A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00</text:p>
          </table:table-cell>
          <table:table-cell table:style-name="Tabla1.A2" office:value-type="string">
            <text:p text:style-name="P2"><text:s/>Alcohol dehydrogenase superfamily, zinc-type <text:s text:c="2"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A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A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60</text:p>
          </table:table-cell>
          <table:table-cell table:style-name="Tabla1.A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70</text:p>
          </table:table-cell>
          <table:table-cell table:style-name="Tabla1.A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A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A2" office:value-type="string">
            <text:p text:style-name="P2"><text:s/>Arsenit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90</text:p>
          </table:table-cell>
          <table:table-cell table:style-name="Tabla1.A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A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00</text:p>
          </table:table-cell>
          <table:table-cell table:style-name="Tabla1.A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20</text:p>
          </table:table-cell>
          <table:table-cell table:style-name="Tabla1.A2" office:value-type="string">
            <text:p text:style-name="P2"><text:s/>Ribosomal protein, zinc-binding domain n/a <text:s/>Ribosomal protein, zinc-binding 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A2" office:value-type="string">
            <text:p text:style-name="P2"><text:s/>Like-Sm L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70</text:p>
          </table:table-cell>
          <table:table-cell table:style-name="Tabla1.A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A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A2" office:value-type="string">
            <text:p text:style-name="P2"><text:s/>Cytochrome c-like domain n/a <text:s/>Cytochrome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60</text:p>
          </table:table-cell>
          <table:table-cell table:style-name="Tabla1.A2" office:value-type="string">
            <text:p text:style-name="P2"><text:s/>PU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A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A2" office:value-type="string">
            <text:p text:style-name="P2"><text:s/>Ribosomal protein S4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A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0</text:p>
          </table:table-cell>
          <table:table-cell table:style-name="Tabla1.A2" office:value-type="string">
            <text:p text:style-name="P2"><text:s/>Ribosomal protein S5, N-terminal, conserved site n/a <text:s/>Ribosomal protein S5, N-t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A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20</text:p>
          </table:table-cell>
          <table:table-cell table:style-name="Tabla1.A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7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A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A2" office:value-type="string">
            <text:p text:style-name="P2"><text:s/>Zinc finger, C3HC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A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70</text:p>
          </table:table-cell>
          <table:table-cell table:style-name="Tabla1.A2" office:value-type="string">
            <text:p text:style-name="P2"><text:s/>Ribosomal protein L30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A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A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00</text:p>
          </table:table-cell>
          <table:table-cell table:style-name="Tabla1.A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A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A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A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A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A2" office:value-type="string">
            <text:p text:style-name="P2"><text:s/>Plant specific eukaryotic initiation factor 4B n/a <text:s/>Plant specific eukaryotic ir 4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A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A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A2" office:value-type="string">
            <text:p text:style-name="P2"><text:s/>Dynein light chain-related n/a <text:s/>Dynein light cha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A2" office:value-type="string">
            <text:p text:style-name="P2"><text:s/>Ribose 5-phosphate isomerase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A2" office:value-type="string">
            <text:p text:style-name="P2"><text:s/>DeoxyUTP pyrophosphatase n/a <text:s/>DeoxyUTP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50</text:p>
          </table:table-cell>
          <table:table-cell table:style-name="Tabla1.A2" office:value-type="string">
            <text:p text:style-name="P2"><text:s/>Alpha-hydroxy acid dehydrogen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A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A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A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35</text:p>
          </table:table-cell>
          <table:table-cell table:style-name="Tabla1.A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A2" office:value-type="string">
            <text:p text:style-name="P2"><text:s/>Magnesium-dependent phosphatase-1, eukaryotic/arcaheal 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A2" office:value-type="string">
            <text:p text:style-name="P2"><text:s/>RAP domain n/a 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0</text:p>
          </table:table-cell>
          <table:table-cell table:style-name="Tabla1.A2" office:value-type="string">
            <text:p text:style-name="P2"><text:s/>Domain of unknown function DUF2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30</text:p>
          </table:table-cell>
          <table:table-cell table:style-name="Tabla1.A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A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600</text:p>
          </table:table-cell>
          <table:table-cell table:style-name="Tabla1.A2" office:value-type="string">
            <text:p text:style-name="P2"><text:s/>WASH complex, subunit CCDC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A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A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A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20</text:p>
          </table:table-cell>
          <table:table-cell table:style-name="Tabla1.A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A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80</text:p>
          </table:table-cell>
          <table:table-cell table:style-name="Tabla1.A2" office:value-type="string">
            <text:p text:style-name="P2"><text:s/>Protein of unknown function DUF203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A2" office:value-type="string">
            <text:p text:style-name="P2"><text:s/>Uncharacterised protein family UPF0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10</text:p>
          </table:table-cell>
          <table:table-cell table:style-name="Tabla1.A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A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A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A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A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A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A2" office:value-type="string">
            <text:p text:style-name="P2"><text:s/>Fumarate lyase n/a <text:s/>Fumarate 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A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A2" office:value-type="string">
            <text:p text:style-name="P2"><text:s/>Phosphopantetheine attachment site n/a 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A2" office:value-type="string">
            <text:p text:style-name="P2"><text:s/>Bd3614-like deaminase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A2" office:value-type="string">
            <text:p text:style-name="P2"><text:s/>Leucine carboxyl methyltransferase n/a 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3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40</text:p>
          </table:table-cell>
          <table:table-cell table:style-name="Tabla1.A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A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A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A2" office:value-type="string">
            <text:p text:style-name="P2"><text:s/>Bacterial surface protein 26-residue repeat n/a <text:s/>Bacterial surface protein 26-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70</text:p>
          </table:table-cell>
          <table:table-cell table:style-name="Tabla1.A2" office:value-type="string">
            <text:p text:style-name="P2"><text:s/>Rhamnan synthesis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0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10</text:p>
          </table:table-cell>
          <table:table-cell table:style-name="Tabla1.A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A2" office:value-type="string">
            <text:p text:style-name="P2"><text:s/>Alpha 1,4-glyc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A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A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A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A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00</text:p>
          </table:table-cell>
          <table:table-cell table:style-name="Tabla1.A2" office:value-type="string">
            <text:p text:style-name="P2"><text:s/>Domain of unknown function DUF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10</text:p>
          </table:table-cell>
          <table:table-cell table:style-name="Tabla1.A2" office:value-type="string">
            <text:p text:style-name="P2"><text:s/>Cytidine monophosphate-N-acetylneuraminic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2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30</text:p>
          </table:table-cell>
          <table:table-cell table:style-name="Tabla1.A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00</text:p>
          </table:table-cell>
          <table:table-cell table:style-name="Tabla1.A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A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80</text:p>
          </table:table-cell>
          <table:table-cell table:style-name="Tabla1.A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80</text:p>
          </table:table-cell>
          <table:table-cell table:style-name="Tabla1.A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A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5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A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A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70</text:p>
          </table:table-cell>
          <table:table-cell table:style-name="Tabla1.A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A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A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A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A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20:45.766427332</meta:creation-date>
    <dc:date>2023-12-08T01:33:21.799404896</dc:date>
    <meta:editing-duration>PT5M59S</meta:editing-duration>
    <meta:editing-cycles>2</meta:editing-cycles>
    <meta:generator>LibreOffice/7.6.2.1$Linux_X86_64 LibreOffice_project/60$Build-1</meta:generator>
    <meta:print-date>2023-12-08T01:33:15.866554488</meta:print-date>
    <meta:printed-by>Archivos PDF</meta:printed-by>
    <meta:document-statistic meta:table-count="1" meta:image-count="0" meta:object-count="0" meta:page-count="49" meta:paragraph-count="3215" meta:word-count="7208" meta:character-count="72904" meta:non-whitespace-character-count="67168"/>
  </office:meta>
</office:document-meta>
</file>